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82in" svg:x="0.1768in" svg:y="0.0602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/>
          <table:table-cell table:formula="of:=[.H46]/[.G46]" office:value-type="percentage" office:value="0" calcext:value-type="percentage">
            <text:p>0.00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192" calcext:value-type="float">
            <text:p>192</text:p>
          </table:table-cell>
          <table:table-cell table:formula="of:=SUM([.K46] /[.J46])" office:value-type="percentage" office:value="0.0119723140238199" calcext:value-type="percentage">
            <text:p>1.2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119.723140238199" calcext:value-type="float">
            <text:p>119.7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79923" calcext:value-type="float">
            <text:p>379923</text:p>
          </table:table-cell>
          <table:table-cell table:style-name="ce1" table:formula="of:=SUM([.H3:.H65])" office:value-type="float" office:value="3579" calcext:value-type="float">
            <text:p>3579</text:p>
          </table:table-cell>
          <table:table-cell table:formula="of:=[.H67]/[.G67]" office:value-type="percentage" office:value="0.00942032990895524" calcext:value-type="percentage">
            <text:p>0.94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7:08:06.381622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9-05T17:08:41.163332101</dc:date>
    <meta:editing-duration>P2DT17H40M47S</meta:editing-duration>
    <meta:editing-cycles>160</meta:editing-cycles>
    <meta:generator>LibreOffice/6.4.7.2$Linux_X86_64 LibreOffice_project/40$Build-2</meta:generator>
    <meta:document-statistic meta:table-count="2" meta:cell-count="131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3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192">
                <text:p>192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119.723140238199">
                <text:p>119.723140238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